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0f1c" officeooo:paragraph-rsid="001f0f1c" style:font-weight-asian="bold" style:font-weight-complex="bold"/>
    </style:style>
    <style:style style:name="P2" style:family="paragraph" style:parent-style-name="Standard">
      <style:text-properties fo:font-weight="bold" officeooo:rsid="001f0f1c" officeooo:paragraph-rsid="001fe9b3" style:font-weight-asian="bold" style:font-weight-complex="bold"/>
    </style:style>
    <style:style style:name="P3" style:family="paragraph" style:parent-style-name="Standard">
      <style:text-properties fo:font-weight="bold" officeooo:rsid="001f0f1c" officeooo:paragraph-rsid="002060d1" style:font-weight-asian="bold" style:font-weight-complex="bold"/>
    </style:style>
    <style:style style:name="P4" style:family="paragraph" style:parent-style-name="Standard">
      <style:text-properties fo:font-weight="bold" officeooo:rsid="0021b098" officeooo:paragraph-rsid="0021b098" style:font-weight-asian="bold" style:font-weight-complex="bold"/>
    </style:style>
    <style:style style:name="P5" style:family="paragraph" style:parent-style-name="Standard" style:list-style-name="L2">
      <style:text-properties fo:font-weight="bold" officeooo:rsid="0021b098" officeooo:paragraph-rsid="0021b098" style:font-weight-asian="bold" style:font-weight-complex="bold"/>
    </style:style>
    <style:style style:name="P6" style:family="paragraph" style:parent-style-name="Standard" style:list-style-name="L3">
      <style:text-properties fo:font-weight="bold" officeooo:rsid="00231ef9" officeooo:paragraph-rsid="00231ef9" style:font-weight-asian="bold" style:font-weight-complex="bold"/>
    </style:style>
    <style:style style:name="P7" style:family="paragraph" style:parent-style-name="Standard">
      <style:text-properties fo:font-weight="bold" officeooo:rsid="0026f8aa" officeooo:paragraph-rsid="0026f8aa" style:font-weight-asian="bold" style:font-weight-complex="bold"/>
    </style:style>
    <style:style style:name="P8" style:family="paragraph" style:parent-style-name="Standard" style:list-style-name="L1">
      <style:text-properties officeooo:paragraph-rsid="002060d1"/>
    </style:style>
    <style:style style:name="P9" style:family="paragraph" style:parent-style-name="Standard" style:list-style-name="L1">
      <style:text-properties officeooo:rsid="002060d1" officeooo:paragraph-rsid="002060d1"/>
    </style:style>
    <style:style style:name="P10" style:family="paragraph" style:parent-style-name="Standard">
      <style:text-properties officeooo:rsid="002060d1" officeooo:paragraph-rsid="002060d1"/>
    </style:style>
    <style:style style:name="P11" style:family="paragraph" style:parent-style-name="Standard">
      <style:text-properties officeooo:rsid="0021b098" officeooo:paragraph-rsid="0021b098"/>
    </style:style>
    <style:style style:name="P12" style:family="paragraph" style:parent-style-name="Standard" style:list-style-name="L2">
      <style:text-properties officeooo:rsid="0021b098" officeooo:paragraph-rsid="0021b098"/>
    </style:style>
    <style:style style:name="P13" style:family="paragraph" style:parent-style-name="Standard">
      <style:text-properties officeooo:rsid="0021b098" officeooo:paragraph-rsid="00231ef9"/>
    </style:style>
    <style:style style:name="P14" style:family="paragraph" style:parent-style-name="Standard" style:list-style-name="L3">
      <style:text-properties fo:font-style="normal" fo:font-weight="bold" officeooo:rsid="00231ef9" officeooo:paragraph-rsid="00231ef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bold" officeooo:rsid="0023da93" officeooo:paragraph-rsid="0023da93" style:font-style-asian="normal" style:font-weight-asian="bold" style:font-style-complex="normal" style:font-weight-complex="bold"/>
    </style:style>
    <style:style style:name="P16" style:family="paragraph" style:parent-style-name="Standard" style:list-style-name="L4">
      <style:text-properties fo:font-style="normal" fo:font-weight="bold" officeooo:rsid="0023da93" officeooo:paragraph-rsid="0023da93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style="normal" fo:font-weight="normal" officeooo:rsid="00231ef9" officeooo:paragraph-rsid="00231ef9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3da93" officeooo:paragraph-rsid="0023da93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fo:font-style="normal" fo:font-weight="normal" officeooo:rsid="0023da93" officeooo:paragraph-rsid="0023da9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normal" officeooo:rsid="0026f8aa" officeooo:paragraph-rsid="0026f8aa" style:font-weight-asian="normal" style:font-weight-complex="normal"/>
    </style:style>
    <style:style style:name="P21" style:family="paragraph" style:parent-style-name="Standard">
      <style:text-properties fo:font-weight="normal" officeooo:rsid="00277c5e" officeooo:paragraph-rsid="00277c5e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5" style:family="text">
      <style:text-properties fo:language="zxx" fo:country="none" fo:font-style="italic" fo:font-weight="normal" officeooo:rsid="002060d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6" style:family="text">
      <style:text-properties fo:language="zxx" fo:country="none" fo:font-style="italic" fo:font-weight="normal" officeooo:rsid="00231ef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7" style:family="text">
      <style:text-properties fo:language="zxx" fo:country="none" fo:font-style="italic" fo:font-weight="normal" officeooo:rsid="002448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" style:family="text">
      <style:text-properties fo:language="zxx" fo:country="none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9" style:family="text">
      <style:text-properties fo:language="zxx" fo:country="none" fo:font-style="normal" fo:font-weight="normal" officeooo:rsid="001fe9b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0" style:family="text">
      <style:text-properties fo:language="zxx" fo:country="none" fo:font-style="normal" fo:font-weight="normal" officeooo:rsid="002060d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" style:family="text">
      <style:text-properties fo:language="zxx" fo:country="none" fo:font-style="normal" fo:font-weight="normal" officeooo:rsid="0020c6b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" style:family="text">
      <style:text-properties fo:language="zxx" fo:country="none" fo:font-style="normal" fo:font-weight="normal" officeooo:rsid="00231ef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3" style:family="text">
      <style:text-properties fo:language="zxx" fo:country="none" fo:font-style="normal" fo:font-weight="normal" officeooo:rsid="002448a9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4" style:family="text"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526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lazione progetto PCD – parte 1</text:p>
      <text:p text:style-name="P21"/>
      <text:p text:style-name="P20">Gabriele Pozzan</text:p>
      <text:p text:style-name="P20">1051239</text:p>
      <text:p text:style-name="P1"/>
      <text:p text:style-name="P21">novembre 2014</text:p>
      <text:p text:style-name="P1"/>
      <text:p text:style-name="P1"/>
      <text:p text:style-name="P1">Classi</text:p>
      <text:p text:style-name="P1"/>
      <text:p text:style-name="P1"><text:span text:style-name="T1">Per la risoluzione del problema sono state utilizzate una gerarchia di classi (</text:span><text:span text:style-name="T16">Fragment</text:span><text:span text:style-name="T17">, </text:span><text:span text:style-name="T16">PuzzlePiece</text:span><text:span text:style-name="T17"> e </text:span><text:span text:style-name="T16">SetOfPieces</text:span><text:span text:style-name="T17">) che</text:span><text:span text:style-name="T1"> rappresenta </text:span><text:span text:style-name="T3">i tipi di dato presenti e una classe (</text:span><text:span text:style-name="T4">Puzzle</text:span><text:span text:style-name="T8">) contentente la logica per la risoluzione.</text:span></text:p>
      <text:p text:style-name="P2"/>
      <text:p text:style-name="P2"><text:span text:style-name="T8">Il puzzle del problema è visto come un insieme di frammenti (</text:span><text:span text:style-name="T4">Fragment</text:span><text:span text:style-name="T8">) i quali </text:span><text:span text:style-name="T9">sono caratterizzati dall'avere dei vicini e dall'essere unibili a vicenda</text:span><text:span text:style-name="T8">. La classe </text:span><text:span text:style-name="T4">Fragment</text:span><text:span text:style-name="T8"> è astratta: i riferimenti ad essa vengono utilizzati polimorficamente nella soluzione del problema, i metodi </text:span><text:span text:style-name="T4">merge,</text:span><text:span text:style-name="T8"> </text:span><text:span text:style-name="T4">findNeighbor</text:span><text:span text:style-name="T8"> e </text:span><text:span text:style-name="T4">print</text:span><text:span text:style-name="T8"> sono concretizzati nelle sottoclassi, tutti gli altri metodi sono invece concreti (si è scelto di utilizzare una classe astratta piuttosto di un</text:span><text:span text:style-name="T9">'</text:span><text:span text:style-name="T8"> interfaccia per poter sfruttare questa eredità di implementazione oltre che di tipo) e sono presenti due campi dati.</text:span></text:p>
      <text:p text:style-name="P1"/>
      <text:p text:style-name="P3"><text:span text:style-name="T8">I frammenti si </text:span><text:span text:style-name="T9">specializzano </text:span><text:span text:style-name="T8">in tessere (</text:span><text:span text:style-name="T4">PuzzlePiece</text:span><text:span text:style-name="T8">) e insiemi di tessere (</text:span><text:span text:style-name="T4">SetOfPieces</text:span><text:span text:style-name="T8">): </text:span></text:p>
      <text:p text:style-name="P3"><text:span text:style-name="T8"/></text:p>
      <text:list xml:id="list5776695184058763837" text:style-name="L1">
        <text:list-item>
          <text:p text:style-name="P8"><text:span text:style-name="T10">I </text:span><text:span text:style-name="T5">PuzzlePiece</text:span><text:span text:style-name="T10"> sono i dati di partenza del problema, strutturati sulla forma dei dati in input: sono caratterizzati da id, carattere, l'insieme degli id dei vicini e dei riferimenti ad essi (le tessere sul bordo del puzzle sono collegate a un </text:span><text:span text:style-name="T5">PuzzlePiece</text:span><text:span text:style-name="T10"> di default chiamato </text:span><text:span text:style-name="T5">boundary</text:span><text:span text:style-name="T10"> che rappresenta l'esterno). </text:span><text:span text:style-name="T13">Hanno inoltre un id del gruppo di tessere di appartenenza (</text:span><text:span text:style-name="T7">idSet</text:span><text:span text:style-name="T13">), se non ancora parte di un gruppo tale id sarà uguale all'id della tessera. </text:span></text:p>
        </text:list-item>
        <text:list-item>
          <text:p text:style-name="P9"><text:span text:style-name="T8">I </text:span><text:span text:style-name="T4">SetOfPieces</text:span><text:span text:style-name="T8"> vengono formati durante la risoluzione del problema: sono caratterizzati da</text:span><text:span text:style-name="T13">l loro id (</text:span><text:span text:style-name="T7">idSet</text:span><text:span text:style-name="T13">), da</text:span><text:span text:style-name="T8"> una lista di </text:span><text:span text:style-name="T4">PuzzlePiece</text:span><text:span text:style-name="T8"> rappresentante tutte le tessere appartenenti all'insieme e da una lista chiamata </text:span><text:span text:style-name="T4">boundaryPieces</text:span><text:span text:style-name="T8"> che accoglie tutte le tessere presenti sul bordo dell'insieme (ovvero le tessere cui manca qualche collegamento coi vicini). Il campo dati </text:span><text:span text:style-name="T4">first</text:span><text:span text:style-name="T8"> è destinato a contenere la prima tessera del puzzle (quella posta in alto a sinistra) ed è di utilità alla stampa finale.</text:span></text:p>
        </text:list-item>
      </text:list>
      <text:p text:style-name="P10"/>
      <text:p text:style-name="P10"><text:span text:style-name="T8">La classe </text:span><text:span text:style-name="T4">Puzzle</text:span><text:span text:style-name="T8"> racchiude la logica di risoluzione del problema. Ogni </text:span><text:span text:style-name="T4">Puzzle</text:span><text:span text:style-name="T8"> disponde di una lista (ArrayList) di frammenti detta </text:span><text:span text:style-name="T4">fragmentList</text:span><text:span text:style-name="T8"> e di un indice (HashMap) di frammenti detto </text:span><text:span text:style-name="T4">fragmentIndex</text:span><text:span text:style-name="T8">. In </text:span><text:span text:style-name="T4">fragmentList</text:span><text:span text:style-name="T8"> si avranno in ogni momento i pezzi del puzzle ai diversi stadi di collegamento, prima tessere e gruppi di tessere, poi solo gruppi, fino ad arrivare ad un solo gruppo. In questa lista una tessera non potrà essere presente più volte (ad esempio come singola tessera e come parte di un gruppo presente). L'indice </text:span><text:span text:style-name="T4">fragmentIndex</text:span><text:span text:style-name="T8"> funziona diversamente: esso ha lo scopo di rendere disponibili immediatamente i vari pezzi del puzzle a partire dal loro id, quindi una tessera verrà rimossa da esso solo quando completamente collegata e quindi non più di confine, </text:span><text:span text:style-name="T11">un insieme di tessere solo quando inglobato in un altro insieme.</text:span></text:p>
      <text:p text:style-name="P10"/>
      <text:p text:style-name="P11"><text:span text:style-name="T8">I dati del problema (gerarchia) e il meccanismo di soluzione (classe </text:span><text:span text:style-name="T4">Puzzle</text:span><text:span text:style-name="T8">) sono logicamente correlati, si è pensato dunque racchiuderli in uno stesso package chiamato </text:span><text:span text:style-name="T4">engine</text:span><text:span text:style-name="T8">.</text:span></text:p>
      <text:p text:style-name="P11"><text:span text:style-name="T8">Le classi </text:span><text:span text:style-name="T4">Fragment</text:span><text:span text:style-name="T8">, </text:span><text:span text:style-name="T4">PuzzlePiece</text:span><text:span text:style-name="T8"> e </text:span><text:span text:style-name="T4">SetOfPieces</text:span><text:span text:style-name="T8"> hanno accesso ristretto al package, mentre la classe </text:span><text:span text:style-name="T4">Puzzle</text:span><text:span text:style-name="T8"> è pubblica. Questo per nascondere i dettagli di rappresentazione del problema all'esterno del package (information hiding).</text:span></text:p>
      <text:p text:style-name="P11"/>
      <text:p text:style-name="P4"><text:span text:style-name="T14">Algoritmo di risoluzione</text:span></text:p>
      <text:p text:style-name="P4"><text:soft-page-break/></text:p>
      <text:p text:style-name="P4"><text:span text:style-name="T8">L'algoritmo di risoluzione è ispirato a un possibile metodo di risoluzione di un puzzle fisico (molto schematico e semplificato, non tiene conto dell'importanza del colpo d'occhio sulle tessere e sui pezzi già formati di puzzle, ecc.): </text:span></text:p>
      <text:list xml:id="list5489385389397758767" text:style-name="L2">
        <text:list-item>
          <text:p text:style-name="P5"><text:span text:style-name="T8">Situazione di partenza: le tessere sono tutti dentro alla scatola</text:span></text:p>
        </text:list-item>
        <text:list-item>
          <text:p text:style-name="P5"><text:span text:style-name="T8">Estraggo una tessera e controllo se posso unirla a una tessera o a un gruppo già presente sul tavolo</text:span></text:p>
          <text:list>
            <text:list-item>
              <text:p text:style-name="P5"><text:span text:style-name="T8">Sì : uisco e vado al punto 3</text:span></text:p>
            </text:list-item>
            <text:list-item>
              <text:p text:style-name="P5"><text:span text:style-name="T8">No : metto la tessera sul tavolo e vado al punto 3</text:span></text:p>
            </text:list-item>
          </text:list>
        </text:list-item>
        <text:list-item>
          <text:p text:style-name="P5"><text:span text:style-name="T8">Le tessere nella scatola sono finite?</text:span></text:p>
          <text:list>
            <text:list-item>
              <text:p text:style-name="P5"><text:span text:style-name="T8">Sì : vado al punto 4</text:span></text:p>
            </text:list-item>
            <text:list-item>
              <text:p text:style-name="P5"><text:span text:style-name="T8">No : torno al punto 2</text:span></text:p>
            </text:list-item>
          </text:list>
        </text:list-item>
        <text:list-item>
          <text:p text:style-name="P12"><text:span text:style-name="T8">Unisco tra loro le tessere e i gruppi presenti sul tavolo e ho finito.</text:span></text:p>
        </text:list-item>
      </text:list>
      <text:p text:style-name="P11"/>
      <text:p text:style-name="P13"><text:span text:style-name="T8">Il metodo </text:span><text:span text:style-name="T4">solve</text:span><text:span text:style-name="T8"> della classe </text:span><text:span text:style-name="T4">Puzzle</text:span><text:span text:style-name="T8"> opera seguendo l'agoritmo illustrato sopra: ogni riga del file di input contiene i dati per creare un </text:span><text:span text:style-name="T4">PuzzlePiece</text:span><text:span text:style-name="T8">; dopo la creazione si verifica se nel </text:span><text:span text:style-name="T4">fragmentIndex</text:span><text:span text:style-name="T8"> non sia presente uno dei vicini della nuova tessera: in caso positivo si collega e si procede a nuova creazione, in caso negativo la tessera viene aggiunta alla lista di frammenti. </text:span><text:span text:style-name="T12">Si è pensato di cominciare a collegare i pezzi già durante il caricamento dei dati soprattutto in vista della futura versione concorrente dell'algoritmo (con l'idea che mentre qualcuno si occupa di caricare i dati, altri possono già cominciare a sistemarli). </text:span></text:p>
      <text:p text:style-name="P13"/>
      <text:p text:style-name="P13"><text:span text:style-name="T12">Una volta creati tutti i </text:span><text:span text:style-name="T6">PuzzlePiece</text:span><text:span text:style-name="T12"> si procede a unire tra loro i frammenti salvati in </text:span><text:span text:style-name="T6">fragmentList</text:span><text:span text:style-name="T12"> secondo un ciclo diviso in tre fasi: </text:span></text:p>
      <text:list xml:id="list7539021228230214967" text:style-name="L3">
        <text:list-item>
          <text:p text:style-name="P6"><text:span text:style-name="T14">Get</text:span><text:span text:style-name="T8"> : viene recuperato il primo frammento salvato in </text:span><text:span text:style-name="T4">fragmentList</text:span></text:p>
        </text:list-item>
        <text:list-item>
          <text:p text:style-name="P14"><text:span text:style-name="T2">Find</text:span><text:span text:style-name="T3"> : viene trovato un vicino di tale frammento</text:span></text:p>
        </text:list-item>
        <text:list-item>
          <text:p text:style-name="P14"><text:span text:style-name="T2">Merge</text:span><text:span text:style-name="T3"> : i due frammenti vengono uniti</text:span></text:p>
        </text:list-item>
      </text:list>
      <text:p text:style-name="P17"/>
      <text:p text:style-name="P17">In tutte e due le fasi dell'algoritmo (caricamento dati + primi collegamenti e unione dei frammenti) viene sfruttato il polimorfismo dei riferimenti di tipo <text:span text:style-name="T15">Fragment</text:span>: in base al tipo dinamico sia del chiamante (sia per <text:span text:style-name="T19">il metodo</text:span> <text:span text:style-name="T15">findNeighbor</text:span> che per <text:span text:style-name="T19">il metodo</text:span> <text:span text:style-name="T15">merge</text:span>) sia del parametro attuale (solo per <text:span text:style-name="T15">merge</text:span>) vegono invocate le concretizzazioni di questi metodi astratti di <text:span text:style-name="T15">PuzzlePiece</text:span> e di <text:span text:style-name="T15">SetOfPieces</text:span> di volta in volta.</text:p>
      <text:p text:style-name="P17"/>
      <text:p text:style-name="P15">Test di correttezza</text:p>
      <text:p text:style-name="P15"/>
      <text:p text:style-name="P18">Sono state prese in considerazione le diverse possibili configurazioni di puzzle legali (per legali si intende: con almeno un elemento e completi).</text:p>
      <text:list xml:id="list1159569038085464432" text:style-name="L4">
        <text:list-item>
          <text:p text:style-name="P19"><text:span text:style-name="T18">Casi limite</text:span> : un solo elemento, una sola riga, una sola colonna</text:p>
        </text:list-item>
        <text:list-item>
          <text:p text:style-name="P16">Casi normali<text:span text:style-name="T1"> : stesso numero di righe e di colonne, più colonne che righe, più righe che colon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14:09:02.234627743</meta:creation-date>
    <dc:date>2014-11-27T15:30:11.544393741</dc:date>
    <meta:editing-duration>PT1H7M27S</meta:editing-duration>
    <meta:editing-cycles>9</meta:editing-cycles>
    <meta:generator>LibreOffice/4.2.7.2$Linux_x86 LibreOffice_project/420m0$Build-2</meta:generator>
    <meta:document-statistic meta:table-count="0" meta:image-count="0" meta:object-count="0" meta:page-count="2" meta:paragraph-count="33" meta:word-count="894" meta:character-count="5503" meta:non-whitespace-character-count="4651"/>
  </office:meta>
</office:document-meta>
</file>